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officeooo:rsid="00070bfe" officeooo:paragraph-rsid="00070bfe" style:font-size-asian="16pt" style:font-size-complex="16pt"/>
    </style:style>
    <style:style style:name="P2" style:family="paragraph" style:parent-style-name="Standard" style:master-page-name="">
      <loext:graphic-properties draw:fill="none"/>
      <style:paragraph-properties fo:margin-left="0cm" fo:margin-right="8.5cm" fo:text-align="justify" style:justify-single-word="false" fo:text-indent="0cm" style:auto-text-indent="false" style:page-number="auto" fo:background-color="transparent">
        <style:tab-stops>
          <style:tab-stop style:position="8.504cm"/>
        </style:tab-stops>
      </style:paragraph-properties>
      <style:text-properties fo:font-size="16pt" officeooo:rsid="00070bfe" officeooo:paragraph-rsid="00070bfe" style:font-size-asian="16pt" style:font-size-complex="16pt"/>
    </style:style>
    <style:style style:name="T1" style:family="text">
      <style:text-properties fo:font-size="20pt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vacy Notice:</text:p>
      <text:p text:style-name="P1"/>
      <text:p text:style-name="P2">This installation creates audio recordings. These will be be played back by the installation. They will also be used for the creation of of a documentary recording which will be publicly available. Users who do not wish to be recorded should not participate in this instal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1:48:44.079259161</meta:creation-date>
    <dc:date>2018-06-09T11:53:06.443457728</dc:date>
    <meta:editing-duration>PT4M23S</meta:editing-duration>
    <meta:editing-cycles>1</meta:editing-cycles>
    <meta:document-statistic meta:table-count="0" meta:image-count="0" meta:object-count="0" meta:page-count="1" meta:paragraph-count="2" meta:word-count="48" meta:character-count="294" meta:non-whitespace-character-count="248"/>
    <meta:generator>LibreOffice/6.0.3.2$Linux_X86_64 LibreOffice_project/00m0$Build-2</meta:generator>
  </office:meta>
</office:document-meta>
</file>